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2ad21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240bc8" officeooo:paragraph-rsid="00240bc8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24e9cf" officeooo:paragraph-rsid="0024e9cf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26046c" officeooo:paragraph-rsid="0026046c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2752cc" officeooo:paragraph-rsid="002752cc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75e0c" officeooo:paragraph-rsid="00275e0c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HA</text:p>
        </text:list-item>
        <text:list-item>
          <text:p text:style-name="P2">Steigerungsformen! )besser, am besten,…</text:p>
        </text:list-item>
        <text:list-item>
          <text:p text:style-name="P3">Passivform:</text:p>
          <text:list>
            <text:list-item>
              <text:p text:style-name="P3">b1 S.40</text:p>
            </text:list-item>
            <text:list-item>
              <text:p text:style-name="P5">Uebung; https://www.schubert-verlag.de/aufgaben/uebungen_b1/b1_k02_oma.htm</text:p>
            </text:list-item>
          </text:list>
        </text:list-item>
        <text:list-item>
          <text:p text:style-name="P4">etwas gemeinsam planen: </text:p>
          <text:list>
            <text:list-item>
              <text:p text:style-name="P4">S.42 A14</text:p>
            </text:list-item>
            <text:list-item>
              <text:p text:style-name="P4">Redemittel einführen</text:p>
            </text:list-item>
            <text:list-item>
              <text:p text:style-name="P4">sprechen</text:p>
            </text:list-item>
          </text:list>
        </text:list-item>
        <text:list-item>
          <text:p text:style-name="P6">Uebung: ich schenke meiner Freundin eine Tasche: https://www.schubert-verlag.de/aufgaben/uebungen_a2/a2_k12_geschenke.ht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3T21:21:10.863000000</dc:date>
    <meta:editing-duration>PT40M14S</meta:editing-duration>
    <meta:editing-cycles>10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0" meta:word-count="36" meta:character-count="324" meta:non-whitespace-character-count="307"/>
  </office:meta>
</office:document-meta>
</file>